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437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1.4819in"/>
    </style:style>
    <style:style style:name="co8" style:family="table-column">
      <style:table-column-properties fo:break-before="auto" style:column-width="0.35in"/>
    </style:style>
    <style:style style:name="co9" style:family="table-column">
      <style:table-column-properties fo:break-before="auto" style:column-width="0.3937in"/>
    </style:style>
    <style:style style:name="co10" style:family="table-column">
      <style:table-column-properties fo:break-before="auto" style:column-width="1.0791in"/>
    </style:style>
    <style:style style:name="co11" style:family="table-column">
      <style:table-column-properties fo:break-before="auto" style:column-width="0.5028in"/>
    </style:style>
    <style:style style:name="co12" style:family="table-column">
      <style:table-column-properties fo:break-before="auto" style:column-width="0.274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0.2484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3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31pt solid #000000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-bottom="none" fo:border-left="0.31pt solid #000000" fo:border-right="none" fo:border-top="none"/>
    </style:style>
    <style:style style:name="ce5" style:family="table-cell" style:parent-style-name="Default">
      <style:table-cell-properties fo:border-bottom="0.31pt solid #000000" fo:border-left="0.31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31pt solid #0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31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31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31pt solid #000000" fo:border-top="0.31pt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0.31pt solid #000000" fo:border-top="0.31pt solid #000000"/>
      <style:paragraph-properties fo:text-align="end" fo:margin-left="0in"/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31pt solid #000000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14" style:family="table-cell" style:parent-style-name="Default" style:data-style-name="N2">
      <style:table-cell-properties fo:border-bottom="none" fo:border-left="none" fo:border-right="0.31pt solid #000000" fo:border-top="none"/>
    </style:style>
    <style:style style:name="ce15" style:family="table-cell" style:parent-style-name="Default" style:data-style-name="N2">
      <style:table-cell-properties fo:border-bottom="0.31pt solid #000000" fo:border-left="none" fo:border-right="0.31pt solid #000000" fo:border-top="none"/>
    </style:style>
    <style:style style:name="ce16" style:family="table-cell" style:parent-style-name="Default" style:data-style-name="N121"/>
    <style:style style:name="ce17" style:family="table-cell" style:parent-style-name="Default">
      <style:table-cell-properties style:text-align-source="fix" style:repeat-content="false" fo:border="0.31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0.31pt solid #000000" fo:border-right="none" fo:border-top="none"/>
      <style:paragraph-properties fo:text-align="end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31pt solid #000000" style:text-align-source="fix" style:repeat-content="false" fo:border-left="0.31pt solid #000000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font-name="Times New Roman" fo:font-size="11pt" fo:language="hu" fo:country="HU" fo:font-style="normal" fo:text-shadow="none" style:text-underline-style="none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31pt solid #000000" style:text-align-source="fix" style:repeat-content="false" fo:border-left="none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 style:data-style-name="N121">
      <style:table-cell-properties fo:border-bottom="none" fo:border-left="0.06pt solid #000000" fo:border-right="0.06pt solid #000000" fo:border-top="none"/>
    </style:style>
    <style:style style:name="ce30" style:family="table-cell" style:parent-style-name="Default" style:data-style-name="N121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11pt" style:font-size-asian="11pt" style:font-size-complex="11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31pt solid #000000" fo:border-top="none"/>
      <style:paragraph-properties fo:text-align="end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31pt solid #000000" fo:border-left="none" fo:border-right="0.31pt solid #000000" fo:border-top="none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fo:color="#000000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3" style:family="text">
      <style:text-properties fo:color="#000000" style:text-position="sub 58%" style:font-name="Times New Roman" fo:font-size="12pt" fo:language="hu" fo:country="HU" style:letter-kerning="true" style:font-size-asian="12pt" style:language-asian="hi" style:country-asian="IN" style:font-weight-asian="normal" style:font-size-complex="12pt" style:language-complex="hi" style:country-complex="IN" style:font-weight-complex="normal"/>
    </style:style>
    <style:style style:name="T4" style:family="text">
      <style:text-properties style:text-position="super 58%" style:font-size-asian="10pt" style:font-size-complex="10pt"/>
    </style:style>
    <style:style style:name="T5" style:family="text">
      <style:text-properties style:text-position="sub 58%"/>
    </style:style>
    <style:style style:name="T6" style:family="text">
      <style:text-properties style:text-position="super 58%"/>
    </style:style>
    <style:style style:name="T7" style:family="text">
      <style:text-properties style:text-position="sub 58%" fo:font-size="10pt" style:font-size-asian="10pt" style:font-size-complex="10pt"/>
    </style:style>
    <style:style style:name="T8" style:family="text">
      <style:text-properties style:text-position="0% 100%"/>
    </style:style>
  </office:automatic-styles>
  <office:body>
    <office:spreadsheet>
      <table:table table:name="Hővezetési ellenállás" table:style-name="ta1">
        <table:shapes>
          <draw:frame draw:z-index="0" draw:style-name="gr1" draw:text-style-name="P1" svg:width="6.2988in" svg:height="3.5429in" svg:x="4.7783in" svg:y="0.2543in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.6102in" svg:height="2.1429in" svg:x="2.1181in" svg:y="6.124in">
            <draw:object draw:notify-on-update-of-ranges="'Hővezetési ellenállás'.C6:'Hővezetési ellenállás'.C7 'Hővezetési ellenállás'.B8:'Hővezetési ellenállás'.B15 'Hővezetési ellenállás'.C6:'Hővezetési ellenállás'.C7 'Hővezetési ellenállás'.C8:'Hővezetési ellenállás'.C15 'Hővezetési ellenállás'.B8:'Hővezetési ellenállás'.B15 'Hővezetési ellenállás'.D6:'Hővezetési ellenállás'.D7 'Hővezetési ellenállás'.D8:'Hővezetési ellenállás'.D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3.0661in" svg:height="1.8165in" svg:x="2.3374in" svg:y="8.813in"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4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Hővezetési ellenállás</text:p>
          </table:table-cell>
          <table:covered-table-cell table:style-name="ce6"/>
          <table:covered-table-cell table:style-name="ce11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R</text:p>
          </table:table-cell>
          <table:table-cell table:style-name="ce12" office:value-type="string" calcext:value-type="string">
            <text:p>λ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[mm]</text:p>
          </table:table-cell>
          <table:table-cell table:style-name="ce8" office:value-type="string" calcext:value-type="string">
            <text:p>[m<text:span text:style-name="T1">²</text:span>K/W]</text:p>
          </table:table-cell>
          <table:table-cell table:style-name="ce13" office:value-type="string" calcext:value-type="string">
            <text:p>[W/mK]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9" office:value-type="float" office:value="0.035" calcext:value-type="float">
            <text:p>0.035</text:p>
          </table:table-cell>
          <table:table-cell table:style-name="ce14" table:formula="of:=[.B8]/[.C8]/1000" office:value-type="float" office:value="0.0285714285714286" calcext:value-type="float">
            <text:p>0.03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0.11" calcext:value-type="float">
            <text:p>0.11</text:p>
          </table:table-cell>
          <table:table-cell table:style-name="ce14" table:formula="of:=[.B9]/[.C9]/1000" office:value-type="float" office:value="0.0454545454545455" calcext:value-type="float">
            <text:p>0.05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 table:formula="of:=[.B10]/[.C10]/1000" office:value-type="float" office:value="0.0666666666666667" calcext:value-type="float">
            <text:p>0.07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0.16" calcext:value-type="float">
            <text:p>0.16</text:p>
          </table:table-cell>
          <table:table-cell table:style-name="ce14" table:formula="of:=[.B11]/[.C11]/1000" office:value-type="float" office:value="0.09375" calcext:value-type="float">
            <text:p>0.0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2]/[.C12]/1000" office:value-type="float" office:value="0.117647058823529" calcext:value-type="float">
            <text:p>0.12</text:p>
          </table:table-cell>
          <table:table-cell table:number-columns-repeated="6"/>
          <table:table-cell table:style-name="ce16"/>
        </table:table-row>
        <table:table-row table:style-name="ro1">
          <table:table-cell/>
          <table:table-cell table:style-name="ce4" office:value-type="float" office:value="30" calcext:value-type="float">
            <text:p>3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3]/[.C13]/1000" office:value-type="float" office:value="0.176470588235294" calcext:value-type="float">
            <text:p>0.18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0.17" calcext:value-type="float">
            <text:p>0.17</text:p>
          </table:table-cell>
          <table:table-cell table:style-name="ce14" table:formula="of:=[.B14]/[.C14]/1000" office:value-type="float" office:value="0.235294117647059" calcext:value-type="float">
            <text:p>0.24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0.17" calcext:value-type="float">
            <text:p>0.17</text:p>
          </table:table-cell>
          <table:table-cell table:style-name="ce15" table:formula="of:=[.B15]/[.C15]/1000" office:value-type="float" office:value="0.294117647058823" calcext:value-type="float">
            <text:p>0.29</text:p>
          </table:table-cell>
          <table:table-cell table:number-columns-repeated="7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lfutes-Hatekonysag" table:style-name="ta1">
        <table:shapes>
          <draw:frame draw:z-index="0" draw:style-name="gr2" svg:width="6.2988in" svg:height="3.5429in" svg:x="0.3906in" svg:y="4.7839in">
            <draw:object draw:notify-on-update-of-ranges="'Falfutes-Hatekonysag'.C3:'Falfutes-Hatekonysag'.C3 'Falfutes-Hatekonysag'.G9:'Falfutes-Hatekonysag'.G25 'Falfutes-Hatekonysag'.K9:'Falfutes-Hatekonysag'.K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svg:width="6.2988in" svg:height="3.5417in" svg:x="7.0232in" svg:y="4.7748in">
            <draw:object draw:notify-on-update-of-ranges="'Falfutes-Hatekonysag'.C3:'Falfutes-Hatekonysag'.C3 'Falfutes-Hatekonysag'.F9:'Falfutes-Hatekonysag'.F25 'Falfutes-Hatekonysag'.K9:'Falfutes-Hatekonysag'.K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17" office:value-type="string" calcext:value-type="string" table:number-columns-spanned="9" table:number-rows-spanned="1">
            <text:p>Falfűtés hatékonysági adatsorozat</text:p>
          </table:table-cell>
          <table:covered-table-cell table:number-columns-repeated="7" table:style-name="ce6"/>
          <table:covered-table-cell table:style-name="ce11"/>
        </table:table-row>
        <table:table-row table:style-name="ro4">
          <table:table-cell table:number-columns-repeated="2"/>
          <table:table-cell table:style-name="ce18" office:value-type="string" calcext:value-type="string">
            <text:p><text:span text:style-name="T2">α</text:span><text:span text:style-name="T3">i</text:span></text:p>
          </table:table-cell>
          <table:table-cell table:style-name="ce25" office:value-type="string" calcext:value-type="string">
            <text:p><text:span text:style-name="T2">α</text:span><text:span text:style-name="T3">e</text:span></text:p>
          </table:table-cell>
          <table:table-cell table:number-columns-repeated="2"/>
          <table:table-cell table:style-name="ce31" office:value-type="string" calcext:value-type="string">
            <text:p>t<text:span text:style-name="T5">i</text:span></text:p>
          </table:table-cell>
          <table:table-cell table:style-name="ce31" office:value-type="string" calcext:value-type="string">
            <text:p>t<text:span text:style-name="T5">e</text:span></text:p>
          </table:table-cell>
          <table:table-cell table:style-name="ce32" office:value-type="string" calcext:value-type="string">
            <text:p>d<text:span text:style-name="T5">falazo</text:span></text:p>
          </table:table-cell>
          <table:table-cell table:style-name="ce32" office:value-type="string" calcext:value-type="string">
            <text:p>d<text:span text:style-name="T5">vakolat</text:span></text:p>
          </table:table-cell>
          <table:table-cell table:style-name="ce34" office:value-type="string" calcext:value-type="string">
            <text:p>λ<text:span text:style-name="T5">vakolat</text:span>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[W/m<text:span text:style-name="T4">2</text:span>K]</text:p>
          </table:table-cell>
          <table:table-cell table:style-name="ce26" office:value-type="string" calcext:value-type="string">
            <text:p>[W/m<text:span text:style-name="T4">2</text:span>K]</text:p>
          </table:table-cell>
          <table:table-cell table:number-columns-repeated="2"/>
          <table:table-cell table:style-name="ce26" office:value-type="string" calcext:value-type="string">
            <text:p>[<text:span text:style-name="T1">º</text:span>C]</text:p>
          </table:table-cell>
          <table:table-cell table:style-name="ce26" office:value-type="string" calcext:value-type="string">
            <text:p>[<text:span text:style-name="T1">º</text:span>C]</text:p>
          </table:table-cell>
          <table:table-cell table:number-columns-repeated="2" table:style-name="ce33" office:value-type="string" calcext:value-type="string">
            <text:p>[m]</text:p>
          </table:table-cell>
          <table:table-cell table:style-name="ce35" office:value-type="string" calcext:value-type="string">
            <text:p>[m]</text:p>
          </table:table-cell>
        </table:table-row>
        <table:table-row table:style-name="ro1">
          <table:table-cell table:number-columns-repeated="2"/>
          <table:table-cell table:style-name="ce20" office:value-type="float" office:value="8" calcext:value-type="float">
            <text:p>8</text:p>
          </table:table-cell>
          <table:table-cell table:style-name="ce27" office:value-type="float" office:value="24" calcext:value-type="float">
            <text:p>24</text:p>
          </table:table-cell>
          <table:table-cell table:style-name="ce10" table:number-columns-repeated="2"/>
          <table:table-cell table:style-name="ce27" office:value-type="float" office:value="20" calcext:value-type="float">
            <text:p>20</text:p>
          </table:table-cell>
          <table:table-cell table:style-name="ce10" office:value-type="float" office:value="-5" calcext:value-type="float">
            <text:p>-5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003" calcext:value-type="float">
            <text:p>0.003</text:p>
          </table:table-cell>
          <table:table-cell table:style-name="ce36" office:value-type="float" office:value="1" calcext:value-type="float">
            <text:p>1</text:p>
          </table:table-cell>
        </table:table-row>
        <table:table-row table:style-name="ro5">
          <table:table-cell table:number-columns-repeated="2"/>
          <table:table-cell table:style-name="ce21" office:value-type="string" calcext:value-type="string">
            <text:p>λ</text:p>
          </table:table-cell>
          <table:table-cell table:style-name="ce28" office:value-type="string" calcext:value-type="string">
            <text:p>U<text:span text:style-name="T5">ret</text:span></text:p>
          </table:table-cell>
          <table:table-cell table:style-name="ce28" office:value-type="string" calcext:value-type="string">
            <text:p>U<text:span text:style-name="T5">kal</text:span></text:p>
          </table:table-cell>
          <table:table-cell table:style-name="ce28" office:value-type="string" calcext:value-type="string">
            <text:p>U<text:span text:style-name="T5">ret tégla</text:span></text:p>
          </table:table-cell>
          <table:table-cell table:style-name="ce28" office:value-type="string" calcext:value-type="string">
            <text:p>R</text:p>
          </table:table-cell>
          <table:table-cell table:style-name="ce28" office:value-type="string" calcext:value-type="string">
            <text:p>Q<text:span text:style-name="T5">0</text:span></text:p>
          </table:table-cell>
          <table:table-cell table:style-name="ce28" office:value-type="string" calcext:value-type="string">
            <text:p>Q<text:span text:style-name="T7">ke</text:span></text:p>
          </table:table-cell>
          <table:table-cell table:style-name="ce28" office:value-type="string" calcext:value-type="string">
            <text:p>Q<text:span text:style-name="T5">ki</text:span></text:p>
          </table:table-cell>
          <table:table-cell table:style-name="ce21" office:value-type="string" calcext:value-type="string">
            <text:p>η</text:p>
          </table:table-cell>
        </table:table-row>
        <table:table-row table:style-name="ro1">
          <table:table-cell table:number-columns-repeated="2"/>
          <table:table-cell table:style-name="ce22" office:value-type="string" calcext:value-type="string">
            <text:p>[W/m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W/m<text:span text:style-name="T6">2</text:span>K]</text:p>
          </table:table-cell>
          <table:table-cell table:style-name="ce22" office:value-type="string" calcext:value-type="string">
            <text:p>[m<text:span text:style-name="T6">2</text:span>K/W]</text:p>
          </table:table-cell>
          <table:table-cell table:number-columns-repeated="2" table:style-name="ce22" office:value-type="string" calcext:value-type="string">
            <text:p>[W]</text:p>
          </table:table-cell>
          <table:table-cell table:style-name="ce22"/>
          <table:table-cell table:style-name="ce22" office:value-type="string" calcext:value-type="string">
            <text:p>[1]</text:p>
          </table:table-cell>
        </table:table-row>
        <table:table-row table:style-name="ro1">
          <table:table-cell table:number-columns-repeated="2"/>
          <table:table-cell table:style-name="ce23" office:value-type="float" office:value="0.02" calcext:value-type="float">
            <text:p>0.02</text:p>
          </table:table-cell>
          <table:table-cell table:style-name="ce29" table:formula="of:=1/(1/[.$C$6]+1/[.$D$6]+[.$I$6]/[.C9]+[.$J$6]/[.$K$6])" office:value-type="float" office:value="0.0659210266101211" calcext:value-type="float">
            <text:p>0.066</text:p>
          </table:table-cell>
          <table:table-cell table:style-name="ce29" table:formula="of:=[.H9]/([.$G$6]-[.$H$6])" office:value-type="float" office:value="1.03596" calcext:value-type="float">
            <text:p>1.036</text:p>
          </table:table-cell>
          <table:table-cell table:style-name="ce29" table:formula="of:=1/(1/[.$C$6]+1/[.$D$6]+[.$I$6]/[.C9])" office:value-type="float" office:value="0.0659340659340659" calcext:value-type="float">
            <text:p>0.066</text:p>
          </table:table-cell>
          <table:table-cell table:style-name="ce29" table:formula="of:=1/[.F9]" office:value-type="float" office:value="15.1666666666667" calcext:value-type="float">
            <text:p>15.167</text:p>
          </table:table-cell>
          <table:table-cell table:style-name="ce29" table:formula="of:=[.I9]+[.J9]" office:value-type="float" office:value="25.899" calcext:value-type="float">
            <text:p>25.899</text:p>
          </table:table-cell>
          <table:table-cell table:style-name="ce29" office:value-type="float" office:value="24.674" calcext:value-type="float">
            <text:p>24.674</text:p>
          </table:table-cell>
          <table:table-cell table:style-name="ce29" office:value-type="float" office:value="1.225" calcext:value-type="float">
            <text:p>1.225</text:p>
          </table:table-cell>
          <table:table-cell table:style-name="ce29" table:formula="of:=[.I9]/[.H9]" office:value-type="float" office:value="0.952700876481717" calcext:value-type="float">
            <text:p>0.953</text:p>
          </table:table-cell>
        </table:table-row>
        <table:table-row table:style-name="ro1">
          <table:table-cell table:number-columns-repeated="2"/>
          <table:table-cell table:style-name="ce23" office:value-type="float" office:value="0.05" calcext:value-type="float">
            <text:p>0.05</text:p>
          </table:table-cell>
          <table:table-cell table:style-name="ce29" table:formula="of:=1/(1/[.$C$6]+1/[.$D$6]+[.$I$6]/[.C10]+[.$J$6]/[.$K$6])" office:value-type="float" office:value="0.162083310821762" calcext:value-type="float">
            <text:p>0.162</text:p>
          </table:table-cell>
          <table:table-cell table:style-name="ce29" table:formula="of:=[.J10]/([.$G$6]-[.$H$6])" office:value-type="float" office:value="0.12128" calcext:value-type="float">
            <text:p>0.121</text:p>
          </table:table-cell>
          <table:table-cell table:style-name="ce29" table:formula="of:=1/(1/[.$C$6]+1/[.$D$6]+[.$I$6]/[.C10])" office:value-type="float" office:value="0.162162162162162" calcext:value-type="float">
            <text:p>0.162</text:p>
          </table:table-cell>
          <table:table-cell table:style-name="ce29" table:formula="of:=1/[.F10]" office:value-type="float" office:value="6.16666666666667" calcext:value-type="float">
            <text:p>6.167</text:p>
          </table:table-cell>
          <table:table-cell table:style-name="ce29" table:formula="of:=[.I10]+[.J10]" office:value-type="float" office:value="27.123" calcext:value-type="float">
            <text:p>27.123</text:p>
          </table:table-cell>
          <table:table-cell table:style-name="ce29" office:value-type="float" office:value="24.091" calcext:value-type="float">
            <text:p>24.091</text:p>
          </table:table-cell>
          <table:table-cell table:style-name="ce29" office:value-type="float" office:value="3.032" calcext:value-type="float">
            <text:p>3.032</text:p>
          </table:table-cell>
          <table:table-cell table:style-name="ce29" table:formula="of:=[.I10]/[.H10]" office:value-type="float" office:value="0.888212955793976" calcext:value-type="float">
            <text:p>0.888</text:p>
          </table:table-cell>
        </table:table-row>
        <table:table-row table:style-name="ro1">
          <table:table-cell table:number-columns-repeated="2"/>
          <table:table-cell table:style-name="ce23" office:value-type="float" office:value="0.08" calcext:value-type="float">
            <text:p>0.08</text:p>
          </table:table-cell>
          <table:table-cell table:style-name="ce29" table:formula="of:=1/(1/[.$C$6]+1/[.$D$6]+[.$I$6]/[.C11]+[.$J$6]/[.$K$6])" office:value-type="float" office:value="0.255123735011481" calcext:value-type="float">
            <text:p>0.255</text:p>
          </table:table-cell>
          <table:table-cell table:style-name="ce29" table:formula="of:=[.J11]/([.$G$6]-[.$H$6])" office:value-type="float" office:value="0.19216" calcext:value-type="float">
            <text:p>0.192</text:p>
          </table:table-cell>
          <table:table-cell table:style-name="ce29" table:formula="of:=1/(1/[.$C$6]+1/[.$D$6]+[.$I$6]/[.C11])" office:value-type="float" office:value="0.25531914893617" calcext:value-type="float">
            <text:p>0.255</text:p>
          </table:table-cell>
          <table:table-cell table:style-name="ce29" table:formula="of:=1/[.F11]" office:value-type="float" office:value="3.91666666666667" calcext:value-type="float">
            <text:p>3.917</text:p>
          </table:table-cell>
          <table:table-cell table:style-name="ce29" table:formula="of:=[.I11]+[.J11]" office:value-type="float" office:value="28.33" calcext:value-type="float">
            <text:p>28.330</text:p>
          </table:table-cell>
          <table:table-cell table:style-name="ce29" office:value-type="float" office:value="23.526" calcext:value-type="float">
            <text:p>23.526</text:p>
          </table:table-cell>
          <table:table-cell table:style-name="ce29" office:value-type="float" office:value="4.804" calcext:value-type="float">
            <text:p>4.804</text:p>
          </table:table-cell>
          <table:table-cell table:style-name="ce29" table:formula="of:=[.I11]/[.H11]" office:value-type="float" office:value="0.830427109071655" calcext:value-type="float">
            <text:p>0.830</text:p>
          </table:table-cell>
        </table:table-row>
        <table:table-row table:style-name="ro1">
          <table:table-cell table:number-columns-repeated="2"/>
          <table:table-cell table:style-name="ce23" office:value-type="float" office:value="0.1" calcext:value-type="float">
            <text:p>0.1</text:p>
          </table:table-cell>
          <table:table-cell table:style-name="ce29" table:formula="of:=1/(1/[.$C$6]+1/[.$D$6]+[.$I$6]/[.C12]+[.$J$6]/[.$K$6])" office:value-type="float" office:value="0.315490587864129" calcext:value-type="float">
            <text:p>0.315</text:p>
          </table:table-cell>
          <table:table-cell table:style-name="ce29" table:formula="of:=[.J12]/([.$G$6]-[.$H$6])" office:value-type="float" office:value="0.23864" calcext:value-type="float">
            <text:p>0.239</text:p>
          </table:table-cell>
          <table:table-cell table:style-name="ce29" table:formula="of:=1/(1/[.$C$6]+1/[.$D$6]+[.$I$6]/[.C12])" office:value-type="float" office:value="0.31578947368421" calcext:value-type="float">
            <text:p>0.316</text:p>
          </table:table-cell>
          <table:table-cell table:style-name="ce29" table:formula="of:=1/[.F12]" office:value-type="float" office:value="3.16666666666667" calcext:value-type="float">
            <text:p>3.167</text:p>
          </table:table-cell>
          <table:table-cell table:style-name="ce29" table:formula="of:=[.I12]+[.J12]" office:value-type="float" office:value="29.126" calcext:value-type="float">
            <text:p>29.126</text:p>
          </table:table-cell>
          <table:table-cell table:style-name="ce29" office:value-type="float" office:value="23.16" calcext:value-type="float">
            <text:p>23.160</text:p>
          </table:table-cell>
          <table:table-cell table:style-name="ce29" office:value-type="float" office:value="5.966" calcext:value-type="float">
            <text:p>5.966</text:p>
          </table:table-cell>
          <table:table-cell table:style-name="ce29" table:formula="of:=[.I12]/[.H12]" office:value-type="float" office:value="0.795165831216096" calcext:value-type="float">
            <text:p>0.795</text:p>
          </table:table-cell>
        </table:table-row>
        <table:table-row table:style-name="ro1">
          <table:table-cell table:number-columns-repeated="2"/>
          <table:table-cell table:style-name="ce23" office:value-type="float" office:value="0.13" calcext:value-type="float">
            <text:p>0.13</text:p>
          </table:table-cell>
          <table:table-cell table:style-name="ce29" table:formula="of:=1/(1/[.$C$6]+1/[.$D$6]+[.$I$6]/[.C13]+[.$J$6]/[.$K$6])" office:value-type="float" office:value="0.403655671362183" calcext:value-type="float">
            <text:p>0.404</text:p>
          </table:table-cell>
          <table:table-cell table:style-name="ce29" table:formula="of:=[.J13]/([.$G$6]-[.$H$6])" office:value-type="float" office:value="0.30728" calcext:value-type="float">
            <text:p>0.307</text:p>
          </table:table-cell>
          <table:table-cell table:style-name="ce29" table:formula="of:=1/(1/[.$C$6]+1/[.$D$6]+[.$I$6]/[.C13])" office:value-type="float" office:value="0.404145077720207" calcext:value-type="float">
            <text:p>0.404</text:p>
          </table:table-cell>
          <table:table-cell table:style-name="ce29" table:formula="of:=1/[.F13]" office:value-type="float" office:value="2.47435897435897" calcext:value-type="float">
            <text:p>2.474</text:p>
          </table:table-cell>
          <table:table-cell table:style-name="ce29" table:formula="of:=[.I13]+[.J13]" office:value-type="float" office:value="30.306" calcext:value-type="float">
            <text:p>30.306</text:p>
          </table:table-cell>
          <table:table-cell table:style-name="ce29" office:value-type="float" office:value="22.624" calcext:value-type="float">
            <text:p>22.624</text:p>
          </table:table-cell>
          <table:table-cell table:style-name="ce29" office:value-type="float" office:value="7.682" calcext:value-type="float">
            <text:p>7.682</text:p>
          </table:table-cell>
          <table:table-cell table:style-name="ce29" table:formula="of:=[.I13]/[.H13]" office:value-type="float" office:value="0.746518841153567" calcext:value-type="float">
            <text:p>0.747</text:p>
          </table:table-cell>
        </table:table-row>
        <table:table-row table:style-name="ro1">
          <table:table-cell table:number-columns-repeated="2"/>
          <table:table-cell table:style-name="ce23" office:value-type="float" office:value="0.2" calcext:value-type="float">
            <text:p>0.2</text:p>
          </table:table-cell>
          <table:table-cell table:style-name="ce29" table:formula="of:=1/(1/[.$C$6]+1/[.$D$6]+[.$I$6]/[.C14]+[.$J$6]/[.$K$6])" office:value-type="float" office:value="0.598921940507087" calcext:value-type="float">
            <text:p>0.599</text:p>
          </table:table-cell>
          <table:table-cell table:style-name="ce29" table:formula="of:=[.J14]/([.$G$6]-[.$H$6])" office:value-type="float" office:value="0.46252" calcext:value-type="float">
            <text:p>0.463</text:p>
          </table:table-cell>
          <table:table-cell table:style-name="ce29" table:formula="of:=1/(1/[.$C$6]+1/[.$D$6]+[.$I$6]/[.C14])" office:value-type="float" office:value="0.6" calcext:value-type="float">
            <text:p>0.600</text:p>
          </table:table-cell>
          <table:table-cell table:style-name="ce29" table:formula="of:=1/[.F14]" office:value-type="float" office:value="1.66666666666667" calcext:value-type="float">
            <text:p>1.667</text:p>
          </table:table-cell>
          <table:table-cell table:style-name="ce29" table:formula="of:=[.I14]+[.J14]" office:value-type="float" office:value="32.998" calcext:value-type="float">
            <text:p>32.998</text:p>
          </table:table-cell>
          <table:table-cell table:style-name="ce29" office:value-type="float" office:value="21.435" calcext:value-type="float">
            <text:p>21.435</text:p>
          </table:table-cell>
          <table:table-cell table:style-name="ce29" office:value-type="float" office:value="11.563" calcext:value-type="float">
            <text:p>11.563</text:p>
          </table:table-cell>
          <table:table-cell table:style-name="ce29" table:formula="of:=[.I14]/[.H14]" office:value-type="float" office:value="0.649584823322626" calcext:value-type="float">
            <text:p>0.650</text:p>
          </table:table-cell>
        </table:table-row>
        <table:table-row table:style-name="ro1">
          <table:table-cell table:number-columns-repeated="2"/>
          <table:table-cell table:style-name="ce23" office:value-type="float" office:value="0.3" calcext:value-type="float">
            <text:p>0.3</text:p>
          </table:table-cell>
          <table:table-cell table:style-name="ce29" table:formula="of:=1/(1/[.$C$6]+1/[.$D$6]+[.$I$6]/[.C15]+[.$J$6]/[.$K$6])" office:value-type="float" office:value="0.85494442861214" calcext:value-type="float">
            <text:p>0.855</text:p>
          </table:table-cell>
          <table:table-cell table:style-name="ce29" table:formula="of:=[.J15]/([.$G$6]-[.$H$6])" office:value-type="float" office:value="0.67316" calcext:value-type="float">
            <text:p>0.673</text:p>
          </table:table-cell>
          <table:table-cell table:style-name="ce29" table:formula="of:=1/(1/[.$C$6]+1/[.$D$6]+[.$I$6]/[.C15])" office:value-type="float" office:value="0.857142857142857" calcext:value-type="float">
            <text:p>0.857</text:p>
          </table:table-cell>
          <table:table-cell table:style-name="ce29" table:formula="of:=1/[.F15]" office:value-type="float" office:value="1.16666666666667" calcext:value-type="float">
            <text:p>1.167</text:p>
          </table:table-cell>
          <table:table-cell table:style-name="ce29" table:formula="of:=[.I15]+[.J15]" office:value-type="float" office:value="36.693" calcext:value-type="float">
            <text:p>36.693</text:p>
          </table:table-cell>
          <table:table-cell table:style-name="ce29" office:value-type="float" office:value="19.864" calcext:value-type="float">
            <text:p>19.864</text:p>
          </table:table-cell>
          <table:table-cell table:style-name="ce29" office:value-type="float" office:value="16.829" calcext:value-type="float">
            <text:p>16.829</text:p>
          </table:table-cell>
          <table:table-cell table:style-name="ce29" table:formula="of:=[.I15]/[.H15]" office:value-type="float" office:value="0.54135666203363" calcext:value-type="float">
            <text:p>0.541</text:p>
          </table:table-cell>
        </table:table-row>
        <table:table-row table:style-name="ro1">
          <table:table-cell table:number-columns-repeated="2"/>
          <table:table-cell table:style-name="ce23" office:value-type="float" office:value="0.47" calcext:value-type="float">
            <text:p>0.47</text:p>
          </table:table-cell>
          <table:table-cell table:style-name="ce29" table:formula="of:=1/(1/[.$C$6]+1/[.$D$6]+[.$I$6]/[.C16]+[.$J$6]/[.$K$6])" office:value-type="float" office:value="1.23767808080897" calcext:value-type="float">
            <text:p>1.238</text:p>
          </table:table-cell>
          <table:table-cell table:style-name="ce29" table:formula="of:=[.J16]/([.$G$6]-[.$H$6])" office:value-type="float" office:value="1.00468" calcext:value-type="float">
            <text:p>1.005</text:p>
          </table:table-cell>
          <table:table-cell table:style-name="ce29" table:formula="of:=1/(1/[.$C$6]+1/[.$D$6]+[.$I$6]/[.C16])" office:value-type="float" office:value="1.24229074889868" calcext:value-type="float">
            <text:p>1.242</text:p>
          </table:table-cell>
          <table:table-cell table:style-name="ce29" table:formula="of:=1/[.F16]" office:value-type="float" office:value="0.804964539007092" calcext:value-type="float">
            <text:p>0.805</text:p>
          </table:table-cell>
          <table:table-cell table:style-name="ce29" table:formula="of:=[.I16]+[.J16]" office:value-type="float" office:value="42.595" calcext:value-type="float">
            <text:p>42.595</text:p>
          </table:table-cell>
          <table:table-cell table:style-name="ce29" office:value-type="float" office:value="17.478" calcext:value-type="float">
            <text:p>17.478</text:p>
          </table:table-cell>
          <table:table-cell table:style-name="ce29" office:value-type="float" office:value="25.117" calcext:value-type="float">
            <text:p>25.117</text:p>
          </table:table-cell>
          <table:table-cell table:style-name="ce29" table:formula="of:=[.I16]/[.H16]" office:value-type="float" office:value="0.41032985092147" calcext:value-type="float">
            <text:p>0.410</text:p>
          </table:table-cell>
        </table:table-row>
        <table:table-row table:style-name="ro1">
          <table:table-cell table:number-columns-repeated="2"/>
          <table:table-cell table:style-name="ce23" office:value-type="float" office:value="0.7" calcext:value-type="float">
            <text:p>0.7</text:p>
          </table:table-cell>
          <table:table-cell table:style-name="ce29" table:formula="of:=1/(1/[.$C$6]+1/[.$D$6]+[.$I$6]/[.C17]+[.$J$6]/[.$K$6])" office:value-type="float" office:value="1.67157526068614" calcext:value-type="float">
            <text:p>1.672</text:p>
          </table:table-cell>
          <table:table-cell table:style-name="ce29" table:formula="of:=[.J17]/([.$G$6]-[.$H$6])" office:value-type="float" office:value="1.40748" calcext:value-type="float">
            <text:p>1.407</text:p>
          </table:table-cell>
          <table:table-cell table:style-name="ce29" table:formula="of:=1/(1/[.$C$6]+1/[.$D$6]+[.$I$6]/[.C17])" office:value-type="float" office:value="1.68" calcext:value-type="float">
            <text:p>1.680</text:p>
          </table:table-cell>
          <table:table-cell table:style-name="ce29" table:formula="of:=1/[.F17]" office:value-type="float" office:value="0.595238095238095" calcext:value-type="float">
            <text:p>0.595</text:p>
          </table:table-cell>
          <table:table-cell table:style-name="ce29" table:formula="of:=[.I17]+[.J17]" office:value-type="float" office:value="49.884" calcext:value-type="float">
            <text:p>49.884</text:p>
          </table:table-cell>
          <table:table-cell table:style-name="ce29" office:value-type="float" office:value="14.697" calcext:value-type="float">
            <text:p>14.697</text:p>
          </table:table-cell>
          <table:table-cell table:style-name="ce29" office:value-type="float" office:value="35.187" calcext:value-type="float">
            <text:p>35.187</text:p>
          </table:table-cell>
          <table:table-cell table:style-name="ce29" table:formula="of:=[.I17]/[.H17]" office:value-type="float" office:value="0.294623526581669" calcext:value-type="float">
            <text:p>0.295</text:p>
          </table:table-cell>
        </table:table-row>
        <table:table-row table:style-name="ro1">
          <table:table-cell table:number-columns-repeated="2"/>
          <table:table-cell table:style-name="ce23" office:value-type="float" office:value="0.8" calcext:value-type="float">
            <text:p>0.8</text:p>
          </table:table-cell>
          <table:table-cell table:style-name="ce29" table:formula="of:=1/(1/[.$C$6]+1/[.$D$6]+[.$I$6]/[.C18]+[.$J$6]/[.$K$6])" office:value-type="float" office:value="1.8359853121175" calcext:value-type="float">
            <text:p>1.836</text:p>
          </table:table-cell>
          <table:table-cell table:style-name="ce29" table:formula="of:=[.J18]/([.$G$6]-[.$H$6])" office:value-type="float" office:value="1.56844" calcext:value-type="float">
            <text:p>1.568</text:p>
          </table:table-cell>
          <table:table-cell table:style-name="ce29" table:formula="of:=1/(1/[.$C$6]+1/[.$D$6]+[.$I$6]/[.C18])" office:value-type="float" office:value="1.84615384615385" calcext:value-type="float">
            <text:p>1.846</text:p>
          </table:table-cell>
          <table:table-cell table:style-name="ce29" table:formula="of:=1/[.F18]" office:value-type="float" office:value="0.541666666666667" calcext:value-type="float">
            <text:p>0.542</text:p>
          </table:table-cell>
          <table:table-cell table:style-name="ce29" table:formula="of:=[.I18]+[.J18]" office:value-type="float" office:value="52.827" calcext:value-type="float">
            <text:p>52.827</text:p>
          </table:table-cell>
          <table:table-cell table:style-name="ce29" office:value-type="float" office:value="13.616" calcext:value-type="float">
            <text:p>13.616</text:p>
          </table:table-cell>
          <table:table-cell table:style-name="ce29" office:value-type="float" office:value="39.211" calcext:value-type="float">
            <text:p>39.211</text:p>
          </table:table-cell>
          <table:table-cell table:style-name="ce29" table:formula="of:=[.I18]/[.H18]" office:value-type="float" office:value="0.25774698544305" calcext:value-type="float">
            <text:p>0.258</text:p>
          </table:table-cell>
        </table:table-row>
        <table:table-row table:style-name="ro1">
          <table:table-cell table:number-columns-repeated="2"/>
          <table:table-cell table:style-name="ce23" office:value-type="float" office:value="0.9" calcext:value-type="float">
            <text:p>0.9</text:p>
          </table:table-cell>
          <table:table-cell table:style-name="ce29" table:formula="of:=1/(1/[.$C$6]+1/[.$D$6]+[.$I$6]/[.C19]+[.$J$6]/[.$K$6])" office:value-type="float" office:value="1.98807157057654" calcext:value-type="float">
            <text:p>1.988</text:p>
          </table:table-cell>
          <table:table-cell table:style-name="ce29" table:formula="of:=[.J19]/([.$G$6]-[.$H$6])" office:value-type="float" office:value="1.72" calcext:value-type="float">
            <text:p>1.720</text:p>
          </table:table-cell>
          <table:table-cell table:style-name="ce29" table:formula="of:=1/(1/[.$C$6]+1/[.$D$6]+[.$I$6]/[.C19])" office:value-type="float" office:value="2" calcext:value-type="float">
            <text:p>2.000</text:p>
          </table:table-cell>
          <table:table-cell table:style-name="ce29" table:formula="of:=1/[.F19]" office:value-type="float" office:value="0.5" calcext:value-type="float">
            <text:p>0.500</text:p>
          </table:table-cell>
          <table:table-cell table:style-name="ce29" table:formula="of:=[.I19]+[.J19]" office:value-type="float" office:value="55.6" calcext:value-type="float">
            <text:p>55.600</text:p>
          </table:table-cell>
          <table:table-cell table:style-name="ce29" office:value-type="float" office:value="12.6" calcext:value-type="float">
            <text:p>12.600</text:p>
          </table:table-cell>
          <table:table-cell table:style-name="ce29" office:value-type="float" office:value="43" calcext:value-type="float">
            <text:p>43.000</text:p>
          </table:table-cell>
          <table:table-cell table:style-name="ce29" table:formula="of:=[.I19]/[.H19]" office:value-type="float" office:value="0.226618705035971" calcext:value-type="float">
            <text:p>0.227</text:p>
          </table:table-cell>
        </table:table-row>
        <table:table-row table:style-name="ro1">
          <table:table-cell table:number-columns-repeated="2"/>
          <table:table-cell table:style-name="ce23" office:value-type="float" office:value="1.2" calcext:value-type="float">
            <text:p>1.2</text:p>
          </table:table-cell>
          <table:table-cell table:style-name="ce29" table:formula="of:=1/(1/[.$C$6]+1/[.$D$6]+[.$I$6]/[.C20]+[.$J$6]/[.$K$6])" office:value-type="float" office:value="2.38284352660842" calcext:value-type="float">
            <text:p>2.383</text:p>
          </table:table-cell>
          <table:table-cell table:style-name="ce29" table:formula="of:=[.J20]/([.$G$6]-[.$H$6])" office:value-type="float" office:value="2.14112" calcext:value-type="float">
            <text:p>2.141</text:p>
          </table:table-cell>
          <table:table-cell table:style-name="ce29" table:formula="of:=1/(1/[.$C$6]+1/[.$D$6]+[.$I$6]/[.C20])" office:value-type="float" office:value="2.4" calcext:value-type="float">
            <text:p>2.400</text:p>
          </table:table-cell>
          <table:table-cell table:style-name="ce29" table:formula="of:=1/[.F20]" office:value-type="float" office:value="0.416666666666667" calcext:value-type="float">
            <text:p>0.417</text:p>
          </table:table-cell>
          <table:table-cell table:style-name="ce29" table:formula="of:=[.I20]+[.J20]" office:value-type="float" office:value="63.407" calcext:value-type="float">
            <text:p>63.407</text:p>
          </table:table-cell>
          <table:table-cell table:style-name="ce29" office:value-type="float" office:value="9.879" calcext:value-type="float">
            <text:p>9.879</text:p>
          </table:table-cell>
          <table:table-cell table:style-name="ce29" office:value-type="float" office:value="53.528" calcext:value-type="float">
            <text:p>53.528</text:p>
          </table:table-cell>
          <table:table-cell table:style-name="ce29" table:formula="of:=[.I20]/[.H20]" office:value-type="float" office:value="0.155802987051903" calcext:value-type="float">
            <text:p>0.156</text:p>
          </table:table-cell>
        </table:table-row>
        <table:table-row table:style-name="ro1">
          <table:table-cell table:number-columns-repeated="2"/>
          <table:table-cell table:style-name="ce24" office:value-type="float" office:value="2" calcext:value-type="float">
            <text:p>2</text:p>
          </table:table-cell>
          <table:table-cell table:style-name="ce30" table:formula="of:=1/(1/[.$C$6]+1/[.$D$6]+[.$I$6]/[.C21]+[.$J$6]/[.$K$6])" office:value-type="float" office:value="3.12825860271116" calcext:value-type="float">
            <text:p>3.128</text:p>
          </table:table-cell>
          <table:table-cell table:style-name="ce30" table:formula="of:=[.J21]/([.$G$6]-[.$H$6])" office:value-type="float" office:value="3.03068" calcext:value-type="float">
            <text:p>3.031</text:p>
          </table:table-cell>
          <table:table-cell table:style-name="ce30" table:formula="of:=1/(1/[.$C$6]+1/[.$D$6]+[.$I$6]/[.C21])" office:value-type="float" office:value="3.15789473684211" calcext:value-type="float">
            <text:p>3.158</text:p>
          </table:table-cell>
          <table:table-cell table:style-name="ce30" table:formula="of:=1/[.F21]" office:value-type="float" office:value="0.316666666666667" calcext:value-type="float">
            <text:p>0.317</text:p>
          </table:table-cell>
          <table:table-cell table:style-name="ce30" table:formula="of:=[.I21]+[.J21]" office:value-type="float" office:value="80.101" calcext:value-type="float">
            <text:p>80.101</text:p>
          </table:table-cell>
          <table:table-cell table:style-name="ce30" office:value-type="float" office:value="4.334" calcext:value-type="float">
            <text:p>4.334</text:p>
          </table:table-cell>
          <table:table-cell table:style-name="ce30" office:value-type="float" office:value="75.767" calcext:value-type="float">
            <text:p>75.767</text:p>
          </table:table-cell>
          <table:table-cell table:style-name="ce30" table:formula="of:=[.I21]/[.H21]" office:value-type="float" office:value="0.0541066903034918" calcext:value-type="float">
            <text:p>0.054</text:p>
          </table:table-cell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égla méretezé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7">
          <table:table-cell/>
          <table:table-cell office:value-type="string" calcext:value-type="string">
            <text:p>falazoelem vastagsa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[m<text:span text:style-name="T6"> </text:span><text:span text:style-name="T8">]</text:span></text:p>
          </table:table-cell>
          <table:table-cell office:value-type="float" office:value="0.35" calcext:value-type="float">
            <text:p>0.35</text:p>
          </table:table-cell>
          <table:table-cell table:number-columns-repeated="5"/>
        </table:table-row>
        <table:table-row table:style-name="ro7">
          <table:table-cell/>
          <table:table-cell office:value-type="string" calcext:value-type="string">
            <text:p>falazoelem szelesseg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[m<text:span text:style-name="T6"> </text:span><text:span text:style-name="T8">]</text:span></text:p>
          </table:table-cell>
          <table:table-cell office:value-type="float" office:value="0.19" calcext:value-type="float">
            <text:p>0.19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befoglalo terulet:</text:p>
          </table:table-cell>
          <table:table-cell table:style-name="ce37" office:value-type="string" calcext:value-type="string">
            <text:p>A<text:span text:style-name="T5">0</text:span></text:p>
          </table:table-cell>
          <table:table-cell office:value-type="string" calcext:value-type="string">
            <text:p>[m<text:span text:style-name="T6">2 </text:span><text:span text:style-name="T8">]</text:span></text:p>
          </table:table-cell>
          <table:table-cell table:formula="of:=[.E3]*[.E4]" office:value-type="float" office:value="0.0665" calcext:value-type="float">
            <text:p>0.0665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50%-os terület</text:p>
          </table:table-cell>
          <table:table-cell table:style-name="ce37" office:value-type="string" calcext:value-type="string">
            <text:p>A<text:span text:style-name="T5">50</text:span></text:p>
          </table:table-cell>
          <table:table-cell office:value-type="string" calcext:value-type="string">
            <text:p>[m<text:span text:style-name="T6">2 </text:span><text:span text:style-name="T8">]</text:span></text:p>
          </table:table-cell>
          <table:table-cell table:style-name="ce38" table:formula="of:=[.E5]/2" office:value-type="float" office:value="0.03325" calcext:value-type="float">
            <text:p>0.03325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3cm X 3cm légrés</text:p>
          </table:table-cell>
          <table:table-cell table:style-name="ce37" office:value-type="string" calcext:value-type="string">
            <text:p>l<text:span text:style-name="T5">3</text:span></text:p>
          </table:table-cell>
          <table:table-cell office:value-type="string" calcext:value-type="string">
            <text:p>cm</text:p>
          </table:table-cell>
          <table:table-cell office:value-type="float" office:value="3" calcext:value-type="float">
            <text:p>3</text:p>
          </table:table-cell>
          <table:table-cell/>
          <table:table-cell table:formula="of:=0.18" office:value-type="float" office:value="0.18" calcext:value-type="float">
            <text:p>0.18</text:p>
          </table:table-cell>
          <table:table-cell office:value-type="string" calcext:value-type="string">
            <text:p>W/m2</text:p>
          </table:table-cell>
          <table:table-cell table:formula="of:=INT([.$E$6]/([.E7]*[.E7]/10000))" office:value-type="float" office:value="36" calcext:value-type="float">
            <text:p>36</text:p>
          </table:table-cell>
          <table:table-cell office:value-type="string" calcext:value-type="string">
            <text:p>db</text:p>
          </table:table-cell>
        </table:table-row>
        <table:table-row table:style-name="ro4">
          <table:table-cell/>
          <table:table-cell office:value-type="string" calcext:value-type="string">
            <text:p>4cm X 4cm légrés</text:p>
          </table:table-cell>
          <table:table-cell table:style-name="ce37" office:value-type="string" calcext:value-type="string">
            <text:p>l<text:span text:style-name="T5">4</text:span></text:p>
          </table:table-cell>
          <table:table-cell office:value-type="string" calcext:value-type="string">
            <text:p>cm</text:p>
          </table:table-cell>
          <table:table-cell office:value-type="float" office:value="4" calcext:value-type="float">
            <text:p>4</text:p>
          </table:table-cell>
          <table:table-cell/>
          <table:table-cell table:formula="of:=0.24" office:value-type="float" office:value="0.24" calcext:value-type="float">
            <text:p>0.24</text:p>
          </table:table-cell>
          <table:table-cell office:value-type="string" calcext:value-type="string">
            <text:p>W/m2</text:p>
          </table:table-cell>
          <table:table-cell table:formula="of:=INT([.$E$6]/([.E8]*[.E8]/10000))" office:value-type="float" office:value="20" calcext:value-type="float">
            <text:p>20</text:p>
          </table:table-cell>
          <table:table-cell office:value-type="string" calcext:value-type="string">
            <text:p>db</text:p>
          </table:table-cell>
        </table:table-row>
        <table:table-row table:style-name="ro4">
          <table:table-cell/>
          <table:table-cell office:value-type="string" calcext:value-type="string">
            <text:p>5cm X 5cm légrés</text:p>
          </table:table-cell>
          <table:table-cell table:style-name="ce37" office:value-type="string" calcext:value-type="string">
            <text:p>l<text:span text:style-name="T5">5</text:span></text:p>
          </table:table-cell>
          <table:table-cell office:value-type="string" calcext:value-type="string">
            <text:p>cm</text:p>
          </table:table-cell>
          <table:table-cell office:value-type="float" office:value="5" calcext:value-type="float">
            <text:p>5</text:p>
          </table:table-cell>
          <table:table-cell/>
          <table:table-cell table:formula="of:=0.29" office:value-type="float" office:value="0.29" calcext:value-type="float">
            <text:p>0.29</text:p>
          </table:table-cell>
          <table:table-cell office:value-type="string" calcext:value-type="string">
            <text:p>W/m2</text:p>
          </table:table-cell>
          <table:table-cell table:formula="of:=INT([.$E$6]/([.E9]*[.E9]/10000))" office:value-type="float" office:value="13" calcext:value-type="float">
            <text:p>13</text:p>
          </table:table-cell>
          <table:table-cell office:value-type="string" calcext:value-type="string">
            <text:p>db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formula="of:=14*[.E8]*[.E8]/10000" office:value-type="float" office:value="0.0224" calcext:value-type="float">
            <text:p>0.0224</text:p>
          </table:table-cell>
          <table:table-cell table:formula="of:=14*4*4/10000+16*3*3/10000" office:value-type="float" office:value="0.0368" calcext:value-type="float">
            <text:p>0.0368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6]-[.E12]" office:value-type="float" office:value="0.01085" calcext:value-type="float">
            <text:p>0.01085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13]/([.E7]*[.E7]/10000)" office:value-type="float" office:value="12.0555555555556" calcext:value-type="float">
            <text:p>12.0555555556</text:p>
          </table:table-cell>
          <table:table-cell table:number-columns-repeated="5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0000-00-00T00:00:01.749469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34:28.020643437</meta:creation-date>
    <dc:date>2014-03-21T23:20:13.775806137</dc:date>
    <meta:editing-duration>PT6H7M42S</meta:editing-duration>
    <meta:editing-cycles>29</meta:editing-cycles>
    <meta:generator>LibreOffice/4.1.3.2$Linux_x86 LibreOffice_project/410m0$Build-2</meta:generator>
    <meta:document-statistic meta:table-count="3" meta:cell-count="23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171cm" svg:height="5.444cm" xlink:href=".." xlink:type="simple" chart:class="chart:scatter" chart:column-mapping="0 1" chart:style-name="ch1">
        <chart:title svg:x="0cm" svg:y="0cm" chart:style-name="ch2">
          <text:p/>
        </chart:title>
        <chart:legend svg:x="0.613cm" svg:y="0.553cm" style:legend-expansion="custom" chartooo:width="2.957cm" chartooo:height="1.433cm" style:legend-expansion-aspect-ratio="2.06350314026518" chart:style-name="ch3"/>
        <chart:plot-area chart:style-name="ch4" table:cell-range-address="'Hővezetési ellenállás'.B6:'Hővezetési ellenállás'.D15" chart:data-source-has-labels="both" svg:x="-0.249cm" svg:y="0.287cm" svg:width="9.201cm" svg:height="5.377cm">
          <chartooo:coordinate-region svg:x="0.663cm" svg:y="0.486cm" svg:width="8.103cm" svg:height="4.531cm"/>
          <chart:axis chart:dimension="x" chart:name="primary-x" chart:style-name="ch5" chartooo:axis-type="auto">
            <chart:title svg:x="8.345cm" svg:y="4.666cm" chart:style-name="ch6">
              <text:p>d [mm]</text:p>
            </chart:title>
            <chart:categories table:cell-range-address="'Hővezetési ellenállás'.C6:'Hővezetési ellenállás'.C7"/>
            <chart:grid chart:style-name="ch7" chart:class="minor"/>
          </chart:axis>
          <chart:axis chart:dimension="y" chart:name="primary-y" chart:style-name="ch5">
            <chart:title svg:x="0.611cm" svg:y="0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" chart:style-name="ch1">
        <chart:title svg:x="2.757cm" svg:y="0.001cm" chart:style-name="ch2">
          <text:p>Egyenértékű Hővezetési tényező/Hővezetési ellenállás</text:p>
        </chart:title>
        <chart:legend svg:x="12.179cm" svg:y="6.134cm" style:legend-expansion="custom" chartooo:width="2.774cm" chartooo:height="1.096cm" style:legend-expansion-aspect-ratio="2.53102189781022" chart:style-name="ch3"/>
        <chart:plot-area chart:style-name="ch4" table:cell-range-address="'Hővezetési ellenállás'.B6:'Hővezetési ellenállás'.D15" chart:data-source-has-labels="both" svg:x="0.245cm" svg:y="0.605cm" svg:width="15.235cm" svg:height="8.337cm">
          <chartooo:coordinate-region svg:x="1.157cm" svg:y="0.804cm" svg:width="14.137cm" svg:height="7.491cm"/>
          <chart:axis chart:dimension="x" chart:name="primary-x" chart:style-name="ch5" chartooo:axis-type="auto">
            <chart:title svg:x="14.56cm" svg:y="7.715cm" chart:style-name="ch6">
              <text:p>d [mm]</text:p>
            </chart:title>
            <chart:categories table:cell-range-address="'Hővezetési ellenállás'.C6:'Hővezetési ellenállás'.C7"/>
          </chart:axis>
          <chart:axis chart:dimension="y" chart:name="primary-y" chart:style-name="ch5">
            <chart:title svg:x="0cm" svg:y="0.014cm" chart:style-name="ch6">
              <text:p>λ / R</text:p>
            </chart:title>
            <chart:grid chart:style-name="ch7" chart:class="major"/>
          </chart:axis>
          <chart:series chart:style-name="ch8" chart:values-cell-range-address="'Hővezetési ellenállás'.C8:'Hővezetési ellenállás'.C15" chart:label-cell-address="'Hővezetési ellenállás'.C6:'Hővezetési ellenállás'.C7" chart:class="chart:scatter">
            <chart:domain table:cell-range-address="'Hővezetési ellenállás'.B8:'Hővezetési ellenállás'.B15"/>
            <chart:data-point chart:repeated="8"/>
          </chart:series>
          <chart:series chart:style-name="ch9" chart:values-cell-range-address="'Hővezetési ellenállás'.D8:'Hővezetési ellenállás'.D15" chart:label-cell-address="'Hővezetési ellenállás'.D6:'Hővezetési ellenállás'.D7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B</text:p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</text:list>
                <draw:g>
                  <svg:desc>'Hővezetési ellenállás'.C6:'Hővezetési ellenállás'.C7</svg:desc>
                </draw:g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  <draw:g>
                  <svg:desc>'Hővezetési ellenállás'.D6:'Hővezetési ellenállás'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'Hővezetési ellenállás'.C6:'Hővezetési ellenállás'.C7</svg:desc>
                </draw:g>
              </table:table-cell>
              <table:table-cell office:value-type="float" office:value="1">
                <text:p>1</text:p>
                <draw:g>
                  <svg:desc>'Hővezetési ellenállás'.B8:'Hővezetési ellenállás'.B15</svg:desc>
                </draw:g>
              </table:table-cell>
              <table:table-cell office:value-type="float" office:value="0.035">
                <text:p>0.035</text:p>
                <draw:g>
                  <svg:desc>'Hővezetési ellenállás'.C8:'Hővezetési ellenállás'.C15</svg:desc>
                </draw:g>
              </table:table-cell>
              <table:table-cell office:value-type="float" office:value="0.0285714285714286">
                <text:p>0.0285714285714286</text:p>
                <draw:g>
                  <svg:desc>'Hővezetési ellenállás'.D8:'Hővezetési ellenállás'.D15</svg:desc>
                </draw:g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1">
      <style:chart-properties chart:display-label="true" chart:logarithmic="false" chart:maximum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82cm" svg:y="0.002cm" chart:style-name="ch2">
          <text:p>Falfűtés-hatékonyság</text:p>
        </chart:title>
        <chart:plot-area chart:style-name="ch3" table:cell-range-address="'Falfutes-Hatekonysag'.C3:'Falfutes-Hatekonysag'.C3 'Falfutes-Hatekonysag'.G9:'Falfutes-Hatekonysag'.G25 'Falfutes-Hatekonysag'.K9:'Falfutes-Hatekonysag'.K25" chart:data-source-has-labels="column" svg:x="0.196cm" svg:y="0.851cm" svg:width="15.779cm" svg:height="7.884cm">
          <chartooo:coordinate-region svg:x="1.294cm" svg:y="1.05cm" svg:width="14.256cm" svg:height="7.038cm"/>
          <chart:axis chart:dimension="x" chart:name="primary-x" chart:style-name="ch4" chartooo:axis-type="auto">
            <chart:title svg:x="13.902cm" svg:y="7.526cm" chart:style-name="ch5">
              <text:p>R [m2K/W]</text:p>
            </chart:title>
            <chart:categories table:cell-range-address="'Falfutes-Hatekonysag'.C3:'Falfutes-Hatekonysag'.C3"/>
            <chart:grid chart:style-name="ch6" chart:class="major"/>
          </chart:axis>
          <chart:axis chart:dimension="y" chart:name="primary-y" chart:style-name="ch7">
            <chart:title svg:x="0.34cm" svg:y="0.061cm" chart:style-name="ch5">
              <text:p>η [1]</text:p>
            </chart:title>
            <chart:grid chart:style-name="ch6" chart:class="major"/>
          </chart:axis>
          <chart:series chart:style-name="ch8" chart:values-cell-range-address="'Falfutes-Hatekonysag'.K9:'Falfutes-Hatekonysag'.K25" chart:class="chart:scatter">
            <chart:domain table:cell-range-address="'Falfutes-Hatekonysag'.G9:'Falfutes-Hatekonysag'.G25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G</text:p>
              </table:table-cell>
              <table:table-cell office:value-type="string">
                <text:p>Oszlop K</text:p>
              </table:table-cell>
            </table:table-row>
          </table:table-header-rows>
          <table:table-rows>
            <table:table-row>
              <table:table-cell office:value-type="string">
                <text:p>Falfűtés hatékonysági adatsorozat</text:p>
                <draw:g>
                  <svg:desc>'Falfutes-Hatekonysag'.C3:'Falfutes-Hatekonysag'.C3</svg:desc>
                </draw:g>
              </table:table-cell>
              <table:table-cell office:value-type="float" office:value="15.1666666666667">
                <text:p>15.1666666666667</text:p>
                <draw:g>
                  <svg:desc>'Falfutes-Hatekonysag'.G9:'Falfutes-Hatekonysag'.G25</svg:desc>
                </draw:g>
              </table:table-cell>
              <table:table-cell office:value-type="float" office:value="0.952700876481717">
                <text:p>0.952700876481717</text:p>
                <draw:g>
                  <svg:desc>'Falfutes-Hatekonysag'.K9:'Falfutes-Hatekonysag'.K25</svg:desc>
                </draw:g>
              </table:table-cell>
            </table:table-row>
            <table:table-row>
              <table:table-cell office:value-type="string"/>
              <table:table-cell office:value-type="float" office:value="6.16666666666667">
                <text:p>6.16666666666667</text:p>
              </table:table-cell>
              <table:table-cell office:value-type="float" office:value="0.888212955793976">
                <text:p>0.888212955793976</text:p>
              </table:table-cell>
            </table:table-row>
            <table:table-row>
              <table:table-cell office:value-type="string"/>
              <table:table-cell office:value-type="float" office:value="3.91666666666667">
                <text:p>3.91666666666667</text:p>
              </table:table-cell>
              <table:table-cell office:value-type="float" office:value="0.830427109071655">
                <text:p>0.830427109071655</text:p>
              </table:table-cell>
            </table:table-row>
            <table:table-row>
              <table:table-cell office:value-type="string"/>
              <table:table-cell office:value-type="float" office:value="3.16666666666667">
                <text:p>3.16666666666667</text:p>
              </table:table-cell>
              <table:table-cell office:value-type="float" office:value="0.795165831216096">
                <text:p>0.795165831216096</text:p>
              </table:table-cell>
            </table:table-row>
            <table:table-row>
              <table:table-cell office:value-type="string"/>
              <table:table-cell office:value-type="float" office:value="2.47435897435897">
                <text:p>2.47435897435897</text:p>
              </table:table-cell>
              <table:table-cell office:value-type="float" office:value="0.746518841153567">
                <text:p>0.746518841153567</text:p>
              </table:table-cell>
            </table:table-row>
            <table:table-row>
              <table:table-cell office:value-type="string"/>
              <table:table-cell office:value-type="float" office:value="1.66666666666667">
                <text:p>1.66666666666667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1.16666666666667">
                <text:p>1.16666666666667</text:p>
              </table:table-cell>
              <table:table-cell office:value-type="float" office:value="0.54135666203363">
                <text:p>0.54135666203363</text:p>
              </table:table-cell>
            </table:table-row>
            <table:table-row>
              <table:table-cell office:value-type="string"/>
              <table:table-cell office:value-type="float" office:value="0.804964539007092">
                <text:p>0.804964539007092</text:p>
              </table:table-cell>
              <table:table-cell office:value-type="float" office:value="0.41032985092147">
                <text:p>0.41032985092147</text:p>
              </table:table-cell>
            </table:table-row>
            <table:table-row>
              <table:table-cell office:value-type="string"/>
              <table:table-cell office:value-type="float" office:value="0.595238095238095">
                <text:p>0.595238095238095</text:p>
              </table:table-cell>
              <table:table-cell office:value-type="float" office:value="0.294623526581669">
                <text:p>0.294623526581669</text:p>
              </table:table-cell>
            </table:table-row>
            <table:table-row>
              <table:table-cell office:value-type="string"/>
              <table:table-cell office:value-type="float" office:value="0.541666666666667">
                <text:p>0.541666666666667</text:p>
              </table:table-cell>
              <table:table-cell office:value-type="float" office:value="0.25774698544305">
                <text:p>0.25774698544305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0.226618705035971">
                <text:p>0.226618705035971</text:p>
              </table:table-cell>
            </table:table-row>
            <table:table-row>
              <table:table-cell office:value-type="string"/>
              <table:table-cell office:value-type="float" office:value="0.416666666666667">
                <text:p>0.416666666666667</text:p>
              </table:table-cell>
              <table:table-cell office:value-type="float" office:value="0.155802987051903">
                <text:p>0.155802987051903</text:p>
              </table:table-cell>
            </table:table-row>
            <table:table-row>
              <table:table-cell office:value-type="string"/>
              <table:table-cell office:value-type="float" office:value="0.316666666666667">
                <text:p>0.316666666666667</text:p>
              </table:table-cell>
              <table:table-cell office:value-type="float" office:value="0.0541066903034918">
                <text:p>0.0541066903034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21">
      <style:chart-properties chart:display-label="true" chart:logarithmic="false" chart:maximum="2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title svg:x="5.282cm" svg:y="0.003cm" chart:style-name="ch2">
          <text:p>Falfűtés-hatékonyság</text:p>
        </chart:title>
        <chart:plot-area chart:style-name="ch3" table:cell-range-address="'Falfutes-Hatekonysag'.C3:'Falfutes-Hatekonysag'.C3 'Falfutes-Hatekonysag'.F9:'Falfutes-Hatekonysag'.F25 'Falfutes-Hatekonysag'.K9:'Falfutes-Hatekonysag'.K25" chart:data-source-has-labels="column" svg:x="0.195cm" svg:y="0.975cm" svg:width="15.778cm" svg:height="7.756cm">
          <chartooo:coordinate-region svg:x="1.293cm" svg:y="1.174cm" svg:width="14.255cm" svg:height="6.91cm"/>
          <chart:axis chart:dimension="x" chart:name="primary-x" chart:style-name="ch4" chartooo:axis-type="auto">
            <chart:title svg:x="13.902cm" svg:y="7.523cm" chart:style-name="ch5">
              <text:p>U [W/m2K]</text:p>
            </chart:title>
            <chart:categories table:cell-range-address="'Falfutes-Hatekonysag'.C3:'Falfutes-Hatekonysag'.C3"/>
            <chart:grid chart:style-name="ch6" chart:class="major"/>
          </chart:axis>
          <chart:axis chart:dimension="y" chart:name="primary-y" chart:style-name="ch7">
            <chart:title svg:x="0.34cm" svg:y="0.06cm" chart:style-name="ch5">
              <text:p>η [1]</text:p>
            </chart:title>
            <chart:grid chart:style-name="ch6" chart:class="major"/>
          </chart:axis>
          <chart:series chart:style-name="ch8" chart:values-cell-range-address="'Falfutes-Hatekonysag'.K9:'Falfutes-Hatekonysag'.K25" chart:class="chart:scatter">
            <chart:domain table:cell-range-address="'Falfutes-Hatekonysag'.F9:'Falfutes-Hatekonysag'.F25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F</text:p>
              </table:table-cell>
              <table:table-cell office:value-type="string">
                <text:p>Oszlop K</text:p>
              </table:table-cell>
            </table:table-row>
          </table:table-header-rows>
          <table:table-rows>
            <table:table-row>
              <table:table-cell office:value-type="string">
                <text:p>Falfűtés hatékonysági adatsorozat</text:p>
                <draw:g>
                  <svg:desc>'Falfutes-Hatekonysag'.C3:'Falfutes-Hatekonysag'.C3</svg:desc>
                </draw:g>
              </table:table-cell>
              <table:table-cell office:value-type="float" office:value="0.0659340659340659">
                <text:p>0.0659340659340659</text:p>
                <draw:g>
                  <svg:desc>'Falfutes-Hatekonysag'.F9:'Falfutes-Hatekonysag'.F25</svg:desc>
                </draw:g>
              </table:table-cell>
              <table:table-cell office:value-type="float" office:value="0.952700876481717">
                <text:p>0.952700876481717</text:p>
                <draw:g>
                  <svg:desc>'Falfutes-Hatekonysag'.K9:'Falfutes-Hatekonysag'.K25</svg:desc>
                </draw:g>
              </table:table-cell>
            </table:table-row>
            <table:table-row>
              <table:table-cell office:value-type="string"/>
              <table:table-cell office:value-type="float" office:value="0.162162162162162">
                <text:p>0.162162162162162</text:p>
              </table:table-cell>
              <table:table-cell office:value-type="float" office:value="0.888212955793976">
                <text:p>0.888212955793976</text:p>
              </table:table-cell>
            </table:table-row>
            <table:table-row>
              <table:table-cell office:value-type="string"/>
              <table:table-cell office:value-type="float" office:value="0.25531914893617">
                <text:p>0.25531914893617</text:p>
              </table:table-cell>
              <table:table-cell office:value-type="float" office:value="0.830427109071655">
                <text:p>0.830427109071655</text:p>
              </table:table-cell>
            </table:table-row>
            <table:table-row>
              <table:table-cell office:value-type="string"/>
              <table:table-cell office:value-type="float" office:value="0.31578947368421">
                <text:p>0.31578947368421</text:p>
              </table:table-cell>
              <table:table-cell office:value-type="float" office:value="0.795165831216096">
                <text:p>0.795165831216096</text:p>
              </table:table-cell>
            </table:table-row>
            <table:table-row>
              <table:table-cell office:value-type="string"/>
              <table:table-cell office:value-type="float" office:value="0.404145077720207">
                <text:p>0.404145077720207</text:p>
              </table:table-cell>
              <table:table-cell office:value-type="float" office:value="0.746518841153567">
                <text:p>0.746518841153567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0.649584823322626">
                <text:p>0.649584823322626</text:p>
              </table:table-cell>
            </table:table-row>
            <table:table-row>
              <table:table-cell office:value-type="string"/>
              <table:table-cell office:value-type="float" office:value="0.857142857142857">
                <text:p>0.857142857142857</text:p>
              </table:table-cell>
              <table:table-cell office:value-type="float" office:value="0.54135666203363">
                <text:p>0.54135666203363</text:p>
              </table:table-cell>
            </table:table-row>
            <table:table-row>
              <table:table-cell office:value-type="string"/>
              <table:table-cell office:value-type="float" office:value="1.24229074889868">
                <text:p>1.24229074889868</text:p>
              </table:table-cell>
              <table:table-cell office:value-type="float" office:value="0.41032985092147">
                <text:p>0.41032985092147</text:p>
              </table:table-cell>
            </table:table-row>
            <table:table-row>
              <table:table-cell office:value-type="string"/>
              <table:table-cell office:value-type="float" office:value="1.68">
                <text:p>1.68</text:p>
              </table:table-cell>
              <table:table-cell office:value-type="float" office:value="0.294623526581669">
                <text:p>0.294623526581669</text:p>
              </table:table-cell>
            </table:table-row>
            <table:table-row>
              <table:table-cell office:value-type="string"/>
              <table:table-cell office:value-type="float" office:value="1.84615384615385">
                <text:p>1.84615384615385</text:p>
              </table:table-cell>
              <table:table-cell office:value-type="float" office:value="0.25774698544305">
                <text:p>0.25774698544305</text:p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0.226618705035971">
                <text:p>0.226618705035971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0.155802987051903">
                <text:p>0.155802987051903</text:p>
              </table:table-cell>
            </table:table-row>
            <table:table-row>
              <table:table-cell office:value-type="string"/>
              <table:table-cell office:value-type="float" office:value="3.15789473684211">
                <text:p>3.15789473684211</text:p>
              </table:table-cell>
              <table:table-cell office:value-type="float" office:value="0.0541066903034918">
                <text:p>0.0541066903034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89cm" svg:height="4.615cm" xlink:href="." xlink:type="simple" chart:class="chart:scatter" chart:style-name="ch1">
        <chart:legend svg:x="3.643cm" svg:y="2.434cm" style:legend-expansion="custom" chartooo:width="4.145cm" chartooo:height="1.675cm" style:legend-expansion-aspect-ratio="2.47462686567164" chart:style-name="ch2"/>
        <chart:plot-area chart:style-name="ch3" chart:data-source-has-labels="both" svg:x="-0.352cm" svg:y="0.212cm" svg:width="7.978cm" svg:height="4.685cm">
          <chartooo:coordinate-region svg:x="0.56cm" svg:y="0.411cm" svg:width="6.88cm" svg:height="3.839cm"/>
          <chart:axis chart:dimension="x" chart:name="primary-x" chart:style-name="ch4" chartooo:axis-type="auto">
            <chart:title svg:x="7.087cm" svg:y="3.954cm" chart:style-name="ch5">
              <text:p>d [mm]</text:p>
            </chart:title>
            <chart:categories table:cell-range-address="local-table.$A$2:.$A$9"/>
            <chart:grid chart:style-name="ch6" chart:class="minor"/>
          </chart:axis>
          <chart:axis chart:dimension="y" chart:name="primary-y" chart:style-name="ch4">
            <chart:title svg:x="0.56cm" svg:y="-0.018cm" chart:style-name="ch5">
              <text:p>λ / R</text:p>
            </chart:title>
            <chart:grid chart:style-name="ch6" chart:class="major"/>
          </chart:axis>
          <chart:series chart:style-name="ch7" chart:values-cell-range-address="local-table.$C$2:.$C$9" chart:label-cell-address="local-table.$A$2:.$A$9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0.035">
                <text:p>0.035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789cm" svg:height="4.615cm" xlink:href="." xlink:type="simple" chart:class="chart:scatter" chart:style-name="ch1">
        <chart:legend svg:x="3.642cm" svg:y="2.433cm" style:legend-expansion="custom" chartooo:width="4.145cm" chartooo:height="1.675cm" style:legend-expansion-aspect-ratio="2.47462686567164" chart:style-name="ch2"/>
        <chart:plot-area chart:style-name="ch3" chart:data-source-has-labels="both" svg:x="-0.352cm" svg:y="0.211cm" svg:width="7.978cm" svg:height="4.685cm">
          <chartooo:coordinate-region svg:x="0.56cm" svg:y="0.41cm" svg:width="6.88cm" svg:height="3.839cm"/>
          <chart:axis chart:dimension="x" chart:name="primary-x" chart:style-name="ch4" chartooo:axis-type="auto">
            <chart:title svg:x="7.087cm" svg:y="3.954cm" chart:style-name="ch5">
              <text:p>d [mm]</text:p>
            </chart:title>
            <chart:categories table:cell-range-address="local-table.$A$2:.$A$9"/>
            <chart:grid chart:style-name="ch6" chart:class="minor"/>
          </chart:axis>
          <chart:axis chart:dimension="y" chart:name="primary-y" chart:style-name="ch4">
            <chart:title svg:x="0.56cm" svg:y="-0.018cm" chart:style-name="ch5">
              <text:p>λ / R</text:p>
            </chart:title>
            <chart:grid chart:style-name="ch6" chart:class="major"/>
          </chart:axis>
          <chart:series chart:style-name="ch7" chart:values-cell-range-address="local-table.$C$2:.$C$9" chart:label-cell-address="local-table.$A$2:.$A$9" chart:class="chart:scatter">
            <chart:domain table:cell-range-address="local-table.$B$2:.$B$9"/>
            <chart:data-point chart:repeated="8"/>
          </chart:series>
          <chart:series chart:style-name="ch8" chart:values-cell-range-address="local-table.$D$2:.$D$9" chart:label-cell-address="local-table.$D$1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 [m²K/W]</text:p>
                <text:list>
                  <text:list-item>
                    <text:p>R</text:p>
                  </text:list-item>
                  <text:list-item>
                    <text:p>[m²K/W]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λ [W/mK]</text:p>
                <text:list>
                  <text:list-item>
                    <text:p>λ</text:p>
                  </text:list-item>
                  <text:list-item>
                    <text:p>[W/mK]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R</text:p>
              </table:table-cell>
              <table:table-cell office:value-type="float" office:value="1">
                <text:p>1</text:p>
              </table:table-cell>
              <table:table-cell office:value-type="float" office:value="0.035">
                <text:p>0.035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[m²K/W]</text:p>
              </table:table-cell>
              <table:table-cell office:value-type="float" office:value="5">
                <text:p>5</text:p>
              </table:table-cell>
              <table:table-cell office:value-type="float" office:value="0.11">
                <text:p>0.1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0.15">
                <text:p>0.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0.16">
                <text:p>0.16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0.17">
                <text:p>0.1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.17">
                <text:p>0.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0.17">
                <text:p>0.17</text:p>
              </table:table-cell>
              <table:table-cell office:value-type="float" office:value="0.294117647058823">
                <text:p>0.2941176470588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